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rriweather" svg:font-family="Merriweather, serif"/>
    <style:font-face style:name="Nunito" svg:font-family="Nunito,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officeooo:rsid="00148c56" officeooo:paragraph-rsid="00148c56" style:font-size-asian="14pt" style:font-size-complex="14pt"/>
    </style:style>
    <style:style style:name="P3" style:family="paragraph" style:parent-style-name="Standard">
      <style:text-properties style:font-name="Times New Roman" fo:font-size="14pt" officeooo:paragraph-rsid="0015a147" style:font-size-asian="14pt" style:font-size-complex="14pt"/>
    </style:style>
    <style:style style:name="P4" style:family="paragraph" style:parent-style-name="Standard">
      <style:text-properties style:font-name="Times New Roman" fo:font-size="14pt" style:text-underline-style="solid" style:text-underline-width="auto" style:text-underline-color="font-color" officeooo:rsid="00148c56" officeooo:paragraph-rsid="00148c56" style:font-size-asian="14pt" style:font-size-complex="14pt"/>
    </style:style>
    <style:style style:name="P5" style:family="paragraph" style:parent-style-name="Standard">
      <style:text-properties style:font-name="Times New Roman" fo:font-size="14pt" officeooo:rsid="0012ab4c" officeooo:paragraph-rsid="0015a147" style:font-size-asian="14pt" style:font-size-complex="14pt"/>
    </style:style>
    <style:style style:name="P6" style:family="paragraph" style:parent-style-name="Standard">
      <style:text-properties style:font-name="Times New Roman" fo:font-size="14pt" officeooo:rsid="001ef464" officeooo:paragraph-rsid="00333010" style:font-size-asian="14pt" style:font-size-complex="14pt"/>
    </style:style>
    <style:style style:name="P7" style:family="paragraph" style:parent-style-name="Standard">
      <style:text-properties style:font-name="Times New Roman" fo:font-size="14pt" officeooo:paragraph-rsid="0015a147" style:font-size-asian="14pt" style:font-size-complex="14pt"/>
    </style:style>
    <style:style style:name="P8" style:family="paragraph" style:parent-style-name="Standard">
      <style:text-properties style:font-name="Times New Roman" fo:font-size="14pt" officeooo:paragraph-rsid="0015a147" fo:background-color="transparent" style:font-size-asian="14pt" style:font-size-complex="14pt"/>
    </style:style>
    <style:style style:name="P9" style:family="paragraph" style:parent-style-name="Standard">
      <style:text-properties style:font-name="sans-serif" fo:font-size="9.75pt" style:font-size-asian="14pt" style:font-size-complex="14pt"/>
    </style:style>
    <style:style style:name="P10" style:family="paragraph" style:parent-style-name="Text_20_body">
      <style:text-properties style:font-name="Times New Roman" fo:font-size="14pt" style:text-underline-style="solid" style:text-underline-width="auto" style:text-underline-color="font-color" officeooo:rsid="00148c56" officeooo:paragraph-rsid="0036eebb" style:font-size-asian="14pt" style:font-size-complex="14pt"/>
    </style:style>
    <style:style style:name="P11" style:family="paragraph" style:parent-style-name="Heading_20_1">
      <style:text-properties style:font-name="Times New Roman" fo:font-size="14pt" style:text-underline-style="solid" style:text-underline-width="auto" style:text-underline-color="font-color" officeooo:rsid="00148c56" officeooo:paragraph-rsid="0036eebb" style:font-size-asian="14pt" style:font-size-complex="14pt"/>
    </style:style>
    <style:style style:name="P12" style:family="paragraph" style:parent-style-name="Heading_20_1">
      <style:text-properties fo:font-variant="normal" fo:text-transform="none" fo:color="#2a2a2a" style:font-name="Times New Roman" fo:font-size="14pt" fo:letter-spacing="normal" fo:font-style="normal" style:text-underline-style="solid" style:text-underline-width="auto" style:text-underline-color="font-color" fo:font-weight="bold" officeooo:rsid="00148c56" officeooo:paragraph-rsid="0038c853" style:font-name-asian="Noto Serif CJK SC" style:font-size-asian="14pt" style:font-weight-asian="bold" style:font-name-complex="Lohit Devanagari" style:font-size-complex="14pt" style:font-weight-complex="bold"/>
    </style:style>
    <style:style style:name="T1" style:family="text">
      <style:text-properties officeooo:rsid="002b62a2"/>
    </style:style>
    <style:style style:name="T2" style:family="text">
      <style:text-properties officeooo:rsid="002dadeb"/>
    </style:style>
    <style:style style:name="T3" style:family="text">
      <style:text-properties officeooo:rsid="00313cbf" fo:background-color="transparent" loext:char-shading-value="0"/>
    </style:style>
    <style:style style:name="T4" style:family="text">
      <style:text-properties officeooo:rsid="0031edf8" fo:background-color="transparent" loext:char-shading-value="0"/>
    </style:style>
    <style:style style:name="T5" style:family="text">
      <style:text-properties officeooo:rsid="00333010" fo:background-color="transparent" loext:char-shading-value="0"/>
    </style:style>
    <style:style style:name="T6" style:family="text">
      <style:text-properties officeooo:rsid="00333010"/>
    </style:style>
    <style:style style:name="T7" style:family="text">
      <style:text-properties style:font-name="Times New Roman" fo:font-size="14pt" officeooo:rsid="002dadeb"/>
    </style:style>
    <style:style style:name="T8" style:family="text">
      <style:text-properties officeooo:rsid="0033c598"/>
    </style:style>
    <style:style style:name="T9" style:family="text">
      <style:text-properties officeooo:rsid="003570e4"/>
    </style:style>
    <style:style style:name="T10" style:family="text">
      <style:text-properties officeooo:rsid="0036eebb"/>
    </style:style>
    <style:style style:name="T11" style:family="text">
      <style:text-properties officeooo:rsid="0038c85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An ontology-based general knowledge representation<text:span text:style-name="T2"> for computational material science. </text:span></text:h>
      <text:h text:style-name="P11" text:outline-level="1">An ontology-based general knowledge representation<text:span text:style-name="T2"> to search for new materials</text:span></text:h>
      <text:h text:style-name="P12" text:outline-level="1">Ontology-based knowledge representation for search new materials</text:h>
      <text:p text:style-name="P10"/>
      <text:p text:style-name="P4"/>
      <text:p text:style-name="P4">Motivation: <text:span text:style-name="T1">(Draft) </text:span></text:p>
      <text:p text:style-name="P2"/>
      <text:p text:style-name="P5">Search new materials and develop computational material science tools are concern about - what kind of materials exists in the universe. Advanced materials are not only determined by their complex physical and chemical properties, but also that can be manipulated for different applications and these can be changed by their microstructure during synthesis, manufacture, and use. The tracking of these interrelations between processing, structure, and properties of materials is a formidable task of material science and Artificial Intelligence.</text:p>
      <text:p text:style-name="P5"/>
      <text:p text:style-name="P3">Fortunately, much can be learned from modern machine learning techniques and collaborations between the materials science and data modeling communities. The searching for novel materials with the best performance and the modeling of the complex material relationship are going to be the important topics in the field of computational materials science. Most of the times <text:span text:style-name="T9">e</text:span>xisting tools are limited by their experimental conditions data and theoretical general knowledge. Thus, it is imperative to find a new approach to accelerating the search and develop novel materials. It also can improve time efficiency and prediction accuracy of existing solutions. </text:p>
      <text:p text:style-name="P3"/>
      <text:p text:style-name="P3">To advance in solving the new materials discovery and material property prediction, it is necessary to develop highly efficient redundancy. In Computing, redundancy can be achieved at the system level. These goals require distributed search with general knowledge representation technique. Distributed search, which enabling remote querying and results. The Semantic Web can take the further for representing general knowledge. The material design suggested by computation and general knowledge representation is expected to lead to the discovery of new materials and accurate prediction. <text:span text:style-name="T10">Also </text:span>save development time and cost. </text:p>
      <text:p text:style-name="P1"/>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rriweather" svg:font-family="Merriweather, serif"/>
    <style:font-face style:name="Nunito" svg:font-family="Nunito,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1:40:56.270765270</meta:creation-date>
    <dc:date>2019-08-24T17:24:29.656646469</dc:date>
    <meta:editing-duration>PT16H17M49S</meta:editing-duration>
    <meta:editing-cycles>3</meta:editing-cycles>
    <meta:generator>LibreOffice/6.2.6.2$Linux_X86_64 LibreOffice_project/20$Build-2</meta:generator>
    <meta:document-statistic meta:table-count="0" meta:image-count="0" meta:object-count="0" meta:page-count="1" meta:paragraph-count="7" meta:word-count="291" meta:character-count="2076" meta:non-whitespace-character-count="1788"/>
  </office:meta>
</office:document-meta>
</file>